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2000000C0000634100004A4C3651558E9C43717A.svm" manifest:media-type="image/x-svm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2000000E0000634100004A4CCD2247D4D39A5527.svm" manifest:media-type="image/x-svm"/>
  <manifest:file-entry manifest:full-path="Pictures/10000200000003C0000002CFFC152CCA164AE30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Droid Sans Devanagari3" svg:font-family="'Droid Sans Devanagari'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roid Sans Devanagari1" svg:font-family="'Droid Sans Devanagari'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ok" style:font-family-generic="roman" style:font-pitch="variable"/>
    <style:font-face style:name="Verdana1" svg:font-family="Verdana" style:font-family-generic="roman" style:font-pitch="variable"/>
    <style:font-face style:name="DejaVu Sans4" svg:font-family="'DejaVu Sans'" style:font-adornments="Book" style:font-family-generic="swiss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Book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imes New Roman3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subtitle">
      <style:graphic-properties draw:fill-color="#ffffff" draw:auto-grow-height="true" fo:min-height="2.865cm"/>
      <style:paragraph-properties style:writing-mode="lr-tb"/>
    </style:style>
    <style:style style:name="pr3" style:family="presentation" style:parent-style-name="Focus-notes">
      <style:graphic-properties draw:fill-color="#ffffff" fo:min-height="12.572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outline1">
      <style:graphic-properties fo:min-height="12.12cm"/>
      <style:paragraph-properties style:writing-mode="lr-tb"/>
    </style:style>
    <style:style style:name="pr13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808080"/>
    </style:style>
    <style:style style:name="P2" style:family="paragraph">
      <style:text-properties fo:color="#ffffff" fo:font-size="16pt" style:font-size-asian="16pt" style:font-size-complex="16pt"/>
    </style:style>
    <style:style style:name="P3" style:family="paragraph">
      <loext:graphic-properties draw:fill-color="#ffffff"/>
      <style:paragraph-properties style:writing-mode="lr-tb"/>
      <style:text-properties fo:color="#ffffff" fo:font-size="16pt" style:font-size-asian="16pt" style:font-size-complex="1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 style:writing-mode="lr-tb"/>
      <style:text-properties fo:color="#666666"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style:writing-mode="lr-tb"/>
      <style:text-properties fo:color="#666666"/>
    </style:style>
    <style:style style:name="P7" style:family="paragraph">
      <style:paragraph-properties fo:margin-top="0cm" fo:margin-bottom="0.436cm" fo:line-height="115%" style:text-autospace="none"/>
    </style:style>
    <style:style style:name="P8" style:family="paragraph">
      <style:paragraph-properties style:writing-mode="lr-tb"/>
      <style:text-properties style:font-name="Liberation Sans3" fo:font-size="20pt" style:font-size-asian="20pt" style:font-size-complex="20pt"/>
    </style:style>
    <style:style style:name="P9" style:family="paragraph">
      <style:paragraph-properties style:writing-mode="lr-tb"/>
    </style:style>
    <style:style style:name="T1" style:family="text">
      <style:text-properties fo:color="#808080" style:font-name="Times New Roman" fo:font-size="40pt" fo:font-style="normal" fo:font-weight="bold" style:font-name-asian="Droid Sans Devanagari1" style:font-size-asian="72pt" style:font-weight-asian="bold" style:font-size-complex="72pt" style:font-weight-complex="bold"/>
    </style:style>
    <style:style style:name="T2" style:family="text">
      <style:text-properties fo:color="#ffffff" style:font-name="Times New Roman" fo:font-size="16pt" fo:font-style="normal" fo:font-weight="bold" style:font-name-asian="Droid Sans Devanagari1" style:font-size-asian="16pt" style:font-weight-asian="bold" style:font-size-complex="16pt" style:font-weight-complex="bold"/>
    </style:style>
    <style:style style:name="T3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666666" fo:font-size="36pt" style:font-size-asian="28pt" style:font-size-complex="28pt"/>
    </style:style>
    <style:style style:name="T5" style:family="text">
      <style:text-properties style:font-name="Liberation Sans3" fo:font-size="20pt" style:font-size-asian="20pt" style:font-size-complex="20pt"/>
    </style:style>
    <style:style style:name="T6" style:family="text">
      <style:text-properties style:font-name="Liberation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color="#666666"/>
    </style:style>
    <style:style style:name="T8" style:family="text">
      <style:text-properties style:font-name="Times New Roman" style:font-name-complex="Times New Roman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<text:span text:style-name="T1">Теория </text:span></text:p>
            <text:p><text:span text:style-name="T1">познания</text:span></text:p>
          </draw:text-box>
        </draw:frame>
        <draw:frame presentation:style-name="pr2" draw:text-style-name="P3" draw:layer="layout" svg:width="8.316cm" svg:height="2.865cm" svg:x="19.8cm" svg:y="18.8cm">
          <draw:text-box>
            <text:p text:style-name="P2"><text:span text:style-name="T2">Суворов Роман АУ-18-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5" draw:layer="layout" svg:width="12.2cm" svg:height="9.423cm" svg:x="8cm" svg:y="6.177cm" presentation:class="outline" presentation:user-transformed="true">
          <draw:text-box>
            <text:p><text:span text:style-name="T3">Теория познания есть общая теория, уясняющая саму природу познавательной деятельности человека, в какой бы области науки, искусства или житейской практики она ни осуществлялась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6" draw:layer="layout" svg:width="18.313cm" svg:height="3.506cm" svg:x="4.903cm" svg:y="0.837cm" presentation:class="title" presentation:user-transformed="true">
          <draw:text-box>
            <text:p><text:span text:style-name="T4">Гносеология</text:span></text:p>
          </draw:text-box>
        </draw:frame>
        <draw:frame presentation:style-name="pr7" draw:text-style-name="P8" draw:layer="layout" svg:width="18.313cm" svg:height="13.529cm" svg:x="4.903cm" svg:y="4.914cm" presentation:class="outline" presentation:user-transformed="true">
          <draw:text-box>
            <text:p text:style-name="P7"><text:span text:style-name="T5">Теория познания иначе называется гносеологией, или эпистемологией.</text:span></text:p>
            <text:p text:style-name="P7"><text:span text:style-name="T5">Эти термины имеют греческие корни: </text:span><text:span text:style-name="T6">gnosis</text:span><text:span text:style-name="T5"> – познавание, узнавание; познание, знание и </text:span><text:span text:style-name="T6">episteme –</text:span><text:span text:style-name="T5"> знание, умение; наука.</text:span></text:p>
            <text:p text:style-name="P7"><text:span text:style-name="T5">В узком смысле задачей гносеологии является скорее исследование природы "готового" знания, чем методов его получения. </text:span></text:p>
            <text:p><text:span text:style-name="T5">Таким образом, </text:span><text:span text:style-name="T6">гносеология</text:span><text:span text:style-name="T5"> – </text:span><text:span text:style-name="T6">это знание о знани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6" draw:layer="layout" svg:width="24.108cm" svg:height="3.333cm" svg:x="1.946cm" svg:y="1.239cm" presentation:class="title">
          <draw:text-box>
            <text:p><text:span text:style-name="T7">Сущность гносеологии</text:span></text:p>
          </draw:text-box>
        </draw:frame>
        <draw:frame presentation:style-name="pr10" draw:text-style-name="P9" draw:layer="layout" svg:width="24.108cm" svg:height="12.37cm" svg:x="1.946cm" svg:y="5.114cm" presentation:class="outline" presentation:user-transformed="true">
          <draw:text-box>
            <text:p text:style-name="P7">Существенно то, что хотя гносеология не может игнорировать разнообразные данные, получаемые в смежных науках, она не может и не должна зависеть в своих посылках от них. </text:p>
            <text:p text:style-name="P7">Правильное разграничение предметов направлено именно на это. </text:p>
            <text:p text:style-name="P7">В идеале теория познания должна обосновывать всякое знание, в том числе естественно-научное и философское.</text:p>
            <text:p>Она должна объяснять саму возможность такого знания, его сущность, содержание понятия истины, ее критерии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text-style-name="P9" draw:layer="layout" svg:width="24.108cm" svg:height="12.37cm" svg:x="2.492cm" svg:y="3.4cm" presentation:class="outline" presentation:user-transformed="true">
          <draw:text-box>
            <text:p><text:span text:style-name="T8">На современном уровне теория познания являет собой результат обобщения всей истории развития познания мира. </text:span></text:p>
            <text:p><text:span text:style-name="T8">Она исследует природу человеческого познания, формы и закономерности перехода от поверхностного представления о вещах (мнения) к постижению их сущности (истинного знания), а в связи с этим рассматривает вопрос о путях достижения истины, о ее критериях. </text:span></text:p>
            <text:p><text:span text:style-name="T8">Но человек не мог бы познать истинное как истинное, если бы не делал ошибок, поэтому теория познания исследует также и то, как человек впадает в заблуждения и каким образом преодолевает их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2" draw:text-style-name="P9" draw:layer="layout" svg:width="24.108cm" svg:height="12.37cm" svg:x="2.492cm" svg:y="3.6cm" presentation:class="outline" presentation:user-transformed="true">
          <draw:text-box>
            <text:p><text:span text:style-name="T8">Наконец, самым животрепещущим вопросом для всей гносеологии был и остается вопрос о том, какой практический, жизненный смысл имеет достоверное знание о мире, о самом человеке и человеческом обществе. </text:span></text:p>
            <text:p><text:span text:style-name="T8">Все эти многочисленные вопросы, а также и те, которые рождаются в области других наук и в общественной практике, способствуют оформлению обширной проблематики теории познания, которая в своей совокупности и может представить ответ на вопрос, что есть знание. </text:span></text:p>
            <text:p><text:span text:style-name="T8">Знать означает в самом широком смысле владеть и уметь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Droid Sans Devanagari3" svg:font-family="'Droid Sans Devanagari'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roid Sans Devanagari1" svg:font-family="'Droid Sans Devanagari'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ok" style:font-family-generic="roman" style:font-pitch="variable"/>
    <style:font-face style:name="Verdana1" svg:font-family="Verdana" style:font-family-generic="roman" style:font-pitch="variable"/>
    <style:font-face style:name="DejaVu Sans4" svg:font-family="'DejaVu Sans'" style:font-adornments="Book" style:font-family-generic="swiss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Book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imes New Roman3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2" fo:font-size="24pt" fo:language="ru" fo:country="RU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1" fo:font-family="'Times New Roman'" style:font-family-generic="roman" fo:font-size="14pt" fo:language="ru" fo:country="RU" style:letter-kerning="true" style:font-name-asian="Droid Sans Devanagari1" style:font-family-asian="'Droid Sans Devanagari'" style:font-pitch-asian="variable" style:language-asian="hi" style:country-asian="IN" style:font-name-complex="Times New Roman1" style:font-family-complex="'Times New Roman'" style:font-family-generic-complex="roma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fo:font-style="normal" fo:font-weight="normal" style:font-name-asian="Droid Sans Devanagari1" style:font-family-asian="'Droid Sans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Devanagari1" style:font-family-asian="'Droid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Droid Sans Devanagari1" style:font-family-asian="'Droid Sans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Droid Sans Devanagari1" style:font-family-asian="'Droid Sans Devanagari'" style:font-pitch-asian="variable" style:font-size-asian="14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Droid Sans Devanagari1" style:font-family-asian="'Droid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Droid Sans Devanagari1" style:font-family-asian="'Droid Sans Devanagari'" style:font-pitch-asian="variable" style:font-size-asian="16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Droid Sans Devanagari3" style:font-family-asian="'Droid Sans Devanagari'" style:font-family-generic-asian="swiss"/>
    </style:style>
    <style:style style:name="Index" style:family="graphic">
      <style:paragraph-properties style:text-autospace="none"/>
      <style:text-properties style:font-name-asian="Droid Sans Devanagari3" style:font-family-asian="'Droid Sans Devanagari'" style:font-family-generic-asian="swiss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Droid Sans Devanagari3" style:font-family-asian="'Droid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3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/>
    </style:style>
    <style:style style:name="MP10" style:family="paragraph">
      <style:paragraph-properties fo:text-align="center" style:writing-mode="lr-tb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/>
    </style:style>
    <style:style style:name="MP12" style:family="paragraph">
      <style:paragraph-properties fo:text-align="end" style:writing-mode="lr-tb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/>
    </style:style>
    <style:style style:name="MP14" style:family="paragraph">
      <style:paragraph-properties style:writing-mode="lr-tb"/>
      <style:text-properties fo:color="#dddddd" style:font-name="DejaVu Sans2" fo:font-size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/>
    </style:style>
    <style:style style:name="MP16" style:family="paragraph">
      <style:paragraph-properties fo:text-align="center" style:writing-mode="lr-tb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9T20:29:09.811596371</meta:creation-date>
    <meta:editing-duration>PT5M52S</meta:editing-duration>
    <meta:editing-cycles>3</meta:editing-cycles>
    <meta:generator>LibreOffice/6.3.5.2$Linux_X86_64 LibreOffice_project/30$Build-2</meta:generator>
    <dc:title>Focus</dc:title>
    <dc:date>2020-04-19T22:12:11.210020295</dc:date>
    <meta:document-statistic meta:object-count="79"/>
  </office:meta>
</office:document-meta>
</file>